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5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stroke="none" svg:stroke-color="#000000" draw:fill="none" draw:fill-color="#ffffff" fo:min-height="4.3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1" style:family="paragraph">
      <style:text-properties fo:color="#00cc33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1.4cm" svg:height="0.962cm" svg:x="4.3cm" svg:y="10.438cm">
          <draw:text-box>
            <text:p text:style-name="P1">rails g controller Say hello goodbye</text:p>
          </draw:text-box>
        </draw:frame>
        <draw:frame draw:style-name="gr2" draw:layer="layout" svg:width="9.9cm" svg:height="0.962cm" svg:x="1cm" svg:y="7.5cm">
          <draw:text-box>
            <text:p>app/controllers/say_controller.rb</text:p>
          </draw:text-box>
        </draw:frame>
        <draw:frame draw:style-name="gr3" draw:layer="layout" svg:width="9.8cm" svg:height="3.18cm" svg:x="0.4cm" svg:y="14.1cm">
          <draw:text-box>
            <text:p>app/views/say/</text:p>
            <text:p>├── goodbye.html.erb</text:p>
            <text:p>└── hello.html.erb</text:p>
            <text:p/>
          </draw:text-box>
        </draw:frame>
        <draw:frame draw:style-name="gr4" draw:layer="layout" svg:width="14.4cm" svg:height="6.109cm" svg:x="0.3cm" svg:y="0.491cm">
          <draw:text-box>
            <text:p>class SayController &lt; ApplicationController</text:p>
            <text:p><text:s text:c="2"/>def hello</text:p>
            <text:p><text:s text:c="2"/>end</text:p>
            <text:p/>
            <text:p><text:s text:c="2"/>def goodbye</text:p>
            <text:p><text:s text:c="2"/>end</text:p>
            <text:p>end</text:p>
            <text:p/>
          </draw:text-box>
        </draw:frame>
        <draw:custom-shape draw:style-name="gr5" draw:text-style-name="P2" xml:id="id1" draw:id="id1" draw:layer="layout" svg:width="1.2cm" svg:height="0.7cm" svg:x="9.1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.4cm" svg:height="0.7cm" svg:x="10.4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2.6cm" svg:height="0.7cm" svg:x="11.9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0.9cm" svg:height="0.7cm" svg:x="5.6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2cm" svg:height="0.7cm" svg:x="2.1cm" svg:y="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cm" svg:height="0.7cm" svg:x="3.6cm" svg:y="1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2.5cm" svg:height="0.7cm" svg:x="2.1cm" svg:y="1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1.4cm" svg:height="0.7cm" svg:x="2.1cm" svg:y="1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.4cm" svg:height="0.7cm" svg:x="1.9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5cm" svg:height="0.7cm" svg:x="1.9cm" svg:y="3.5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9.7cm" svg:y1="10.6cm" svg:x2="6.05cm" svg:y2="8.3cm" draw:start-shape="id1" draw:start-glue-point="0" draw:end-shape="id2" draw:end-glue-point="2" svg:d="M9700 10600c0-1725-3650-575-3650-2300" svg:viewBox="0 0 3651 2301">
          <text:p/>
        </draw:connector>
        <draw:connector draw:style-name="gr6" draw:text-style-name="P2" draw:layer="layout" draw:type="curve" svg:x1="6.05cm" svg:y1="7.6cm" svg:x2="3.3cm" svg:y2="0.95cm" draw:start-shape="id2" draw:start-glue-point="0" draw:end-shape="id3" draw:end-glue-point="1" svg:d="M6050 7600c0-4434-916-6650-2750-6650" svg:viewBox="0 0 2751 6651">
          <text:p/>
        </draw:connector>
        <draw:connector draw:style-name="gr6" draw:text-style-name="P2" draw:layer="layout" draw:type="curve" svg:x1="11.1cm" svg:y1="10.6cm" svg:x2="3.3cm" svg:y2="1.75cm" draw:start-shape="id4" draw:start-glue-point="0" draw:end-shape="id5" draw:end-glue-point="1" svg:d="M11100 10600c0-5900-2600-8850-7800-8850" svg:viewBox="0 0 7801 8851">
          <text:p/>
        </draw:connector>
        <draw:connector draw:style-name="gr6" draw:text-style-name="P2" draw:layer="layout" draw:type="curve" svg:x1="13.2cm" svg:y1="10.6cm" svg:x2="4.4cm" svg:y2="3.85cm" draw:start-shape="id6" draw:start-glue-point="0" draw:end-shape="id7" draw:end-glue-point="1" svg:d="M13200 10600c0-4500-2933-6750-8800-6750" svg:viewBox="0 0 8801 6751">
          <text:p/>
        </draw:connector>
        <draw:connector draw:style-name="gr6" draw:text-style-name="P2" draw:layer="layout" draw:type="curve" svg:x1="9.7cm" svg:y1="11.3cm" svg:x2="4.1cm" svg:y2="14.1cm" draw:start-shape="id1" draw:start-glue-point="2" draw:end-shape="id8" draw:end-glue-point="0" svg:d="M9700 11300c0 2100-5600 700-5600 2800" svg:viewBox="0 0 5601 2801">
          <text:p/>
        </draw:connector>
        <draw:connector draw:style-name="gr6" draw:text-style-name="P2" draw:layer="layout" draw:type="curve" svg:x1="11.1cm" svg:y1="11.3cm" svg:x2="3.5cm" svg:y2="16.05cm" draw:start-shape="id4" draw:start-glue-point="2" draw:end-shape="id9" draw:end-glue-point="1" svg:d="M11100 11300c0 3167-2533 4750-7600 4750" svg:viewBox="0 0 7601 4751">
          <text:p/>
        </draw:connector>
        <draw:connector draw:style-name="gr6" draw:text-style-name="P2" draw:layer="layout" draw:type="curve" svg:x1="13.2cm" svg:y1="11.3cm" svg:x2="4.6cm" svg:y2="15.25cm" draw:start-shape="id6" draw:start-glue-point="2" draw:end-shape="id10" draw:end-glue-point="1" svg:d="M13200 11300c0 2634-2866 3950-8600 3950" svg:viewBox="0 0 8601 3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185cm" fo:margin-left="0.207cm" fo:margin-right="0.079cm" fo:page-width="1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4:51:19.109000000</meta:creation-date>
    <dc:date>2015-05-18T15:06:54.659000000</dc:date>
    <meta:editing-duration>PT15S</meta:editing-duration>
    <meta:editing-cycles>1</meta:editing-cycles>
    <meta:document-statistic meta:object-count="21"/>
    <meta:generator>LibreOffice/4.2.7.2$Windows_x86 LibreOffice_project/933c0aa564ec4f8883ed5732c866db48dca4dac5</meta:generator>
  </office:meta>
</office:document-meta>
</file>